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9cm"/>
    </style:style>
    <style:style style:name="Tableau1.B" style:family="table-column">
      <style:table-column-properties style:column-width="4.313cm"/>
    </style:style>
    <style:style style:name="Tableau1.C" style:family="table-column">
      <style:table-column-properties style:column-width="4.939cm"/>
    </style:style>
    <style:style style:name="Tableau1.D" style:family="table-column">
      <style:table-column-properties style:column-width="5.671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805cm"/>
    </style:style>
    <style:style style:name="Tableau2.B" style:family="table-column">
      <style:table-column-properties style:column-width="14.208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109530a" officeooo:paragraph-rsid="012d8336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109530a" officeooo:paragraph-rsid="0136b8b8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11e13b9" officeooo:paragraph-rsid="011e13b9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12eccf3" officeooo:paragraph-rsid="012eccf3" style:font-size-asian="10pt" style:font-size-complex="10pt"/>
    </style:style>
    <style:style style:name="P6" style:family="paragraph" style:parent-style-name="Standard">
      <style:text-properties style:use-window-font-color="true" style:font-name="Arial1" fo:font-size="10pt" fo:font-weight="normal" officeooo:rsid="00f3873c" officeooo:paragraph-rsid="00f3873c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2c43bf" officeooo:paragraph-rsid="00e36619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1cbd9c" officeooo:paragraph-rsid="0117d84d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147169" officeooo:paragraph-rsid="0117d84d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2d8336" officeooo:paragraph-rsid="012d8336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2eccf3" officeooo:paragraph-rsid="012d8336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300e7f" officeooo:paragraph-rsid="012eccf3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354cff" officeooo:paragraph-rsid="01354cff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use-window-font-color="true" style:font-name="Arial1" fo:font-size="10pt" fo:font-weight="normal" officeooo:rsid="010ea4e7" officeooo:paragraph-rsid="00fb6762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use-window-font-color="true" style:font-name="Arial1" fo:font-size="10pt" fo:font-weight="normal" officeooo:rsid="010ea4e7" officeooo:paragraph-rsid="0134e7e9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use-window-font-color="true" style:font-name="Arial1" fo:font-size="10pt" fo:font-style="normal" style:text-underline-style="none" fo:font-weight="normal" officeooo:rsid="00a19bbc" officeooo:paragraph-rsid="012bcde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f7e519" officeooo:paragraph-rsid="00d64cd0" fo:background-color="transparent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fo:font-weight="normal" officeooo:rsid="0007ca86" officeooo:paragraph-rsid="00d64cd0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Arial1" fo:font-size="10pt" fo:font-weight="normal" officeooo:rsid="0007ca86" officeooo:paragraph-rsid="00d64cd0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d64cd0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1" fo:font-size="10pt" officeooo:rsid="0007ca86" officeooo:paragraph-rsid="00d64cd0" style:font-size-asian="10pt" style:font-size-complex="10pt"/>
    </style:style>
    <style:style style:name="P26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7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28" style:family="paragraph" style:parent-style-name="Standard">
      <style:text-properties style:font-name="Arial1" fo:font-size="10pt" officeooo:rsid="00087c3c" officeooo:paragraph-rsid="00baa73a" style:font-size-asian="10pt" style:font-size-complex="10pt"/>
    </style:style>
    <style:style style:name="P29" style:family="paragraph" style:parent-style-name="Standard">
      <style:text-properties officeooo:paragraph-rsid="00dec163"/>
    </style:style>
    <style:style style:name="P30" style:family="paragraph" style:parent-style-name="Standard">
      <style:text-properties officeooo:paragraph-rsid="00087c3c"/>
    </style:style>
    <style:style style:name="P31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7c929e" officeooo:paragraph-rsid="0105b1c6" fo:background-color="transparent" style:font-size-asian="10pt" style:font-style-asian="normal" style:font-weight-asian="normal" style:font-size-complex="10pt" style:text-emphasize="none"/>
    </style:style>
    <style:style style:name="P32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d64cd0" fo:background-color="transparent" style:font-size-asian="10pt" style:font-weight-asian="bold" style:font-size-complex="10pt" style:font-weight-complex="bold"/>
    </style:style>
    <style:style style:name="P33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d64cd0" fo:background-color="transparent" style:font-size-asian="10pt" style:font-weight-asian="bold" style:font-size-complex="10pt" style:font-weight-complex="bold"/>
    </style:style>
    <style:style style:name="P3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d64cd0" fo:background-color="transparent" style:font-size-asian="10pt" style:font-size-complex="10pt"/>
    </style:style>
    <style:style style:name="P35" style:family="paragraph" style:parent-style-name="Table_20_Contents">
      <style:text-properties style:font-name="Arial1" fo:font-size="10pt" officeooo:rsid="00825d4c" officeooo:paragraph-rsid="00d64cd0" fo:background-color="transparent" style:font-size-asian="10pt" style:font-size-complex="10pt"/>
    </style:style>
    <style:style style:name="P36" style:family="paragraph" style:parent-style-name="Table_20_Contents">
      <style:text-properties style:font-name="Arial1" fo:font-size="10pt" officeooo:rsid="00888dd3" officeooo:paragraph-rsid="00d64cd0" fo:background-color="transparent" style:font-size-asian="10pt" style:font-size-complex="10pt"/>
    </style:style>
    <style:style style:name="P37" style:family="paragraph" style:parent-style-name="Table_20_Contents">
      <style:text-properties style:font-name="Arial1" fo:font-size="10pt" officeooo:rsid="00a19262" officeooo:paragraph-rsid="00d64cd0" fo:background-color="transparent" style:font-size-asian="10pt" style:font-size-complex="10pt"/>
    </style:style>
    <style:style style:name="P38" style:family="paragraph" style:parent-style-name="Table_20_Contents">
      <style:text-properties style:font-name="Arial1" fo:font-size="10pt" officeooo:paragraph-rsid="00d64cd0" fo:background-color="transparent" style:font-size-asian="10pt" style:font-size-complex="10pt"/>
    </style:style>
    <style:style style:name="P39" style:family="paragraph" style:parent-style-name="Table_20_Contents">
      <style:text-properties style:font-name="Arial1" fo:font-size="10pt" officeooo:rsid="00edf2be" officeooo:paragraph-rsid="00edf2be" fo:background-color="transparent" style:font-size-asian="10pt" style:font-size-complex="10pt"/>
    </style:style>
    <style:style style:name="P40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41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12eccf3" officeooo:paragraph-rsid="0131c9e7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136be4a" officeooo:paragraph-rsid="0136be4a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136be4a" officeooo:paragraph-rsid="013762d6" style:font-size-asian="10pt" style:font-size-complex="10pt"/>
    </style:style>
    <style:style style:name="T1" style:family="text">
      <style:text-properties fo:font-weight="normal" fo:background-color="transparent" loext:char-shading-value="0" style:font-weight-asian="normal" style:font-weight-complex="normal"/>
    </style:style>
    <style:style style:name="T2" style:family="text">
      <style:text-properties fo:font-weight="normal" officeooo:rsid="011e9861" fo:background-color="transparent" loext:char-shading-value="0" style:font-weight-asian="normal" style:font-weight-complex="normal"/>
    </style:style>
    <style:style style:name="T3" style:family="text">
      <style:text-properties fo:font-weight="normal" officeooo:rsid="011f3a99" fo:background-color="transparent" loext:char-shading-value="0" style:font-weight-asian="normal" style:font-weight-complex="normal"/>
    </style:style>
    <style:style style:name="T4" style:family="text">
      <style:text-properties fo:font-weight="normal" officeooo:rsid="01223da2" fo:background-color="transparent" loext:char-shading-value="0" style:font-weight-asian="normal" style:font-weight-complex="normal"/>
    </style:style>
    <style:style style:name="T5" style:family="text">
      <style:text-properties fo:font-weight="normal" officeooo:rsid="012d8336" fo:background-color="transparent" loext:char-shading-value="0" style:font-weight-asian="normal" style:font-weight-complex="normal"/>
    </style:style>
    <style:style style:name="T6" style:family="text">
      <style:text-properties fo:font-weight="normal" officeooo:rsid="01300e7f" fo:background-color="transparent" loext:char-shading-value="0" style:font-weight-asian="normal" style:font-weight-complex="normal"/>
    </style:style>
    <style:style style:name="T7" style:family="text">
      <style:text-properties fo:font-weight="normal" officeooo:rsid="0131c9e7" fo:background-color="transparent" loext:char-shading-value="0" style:font-weight-asian="normal" style:font-weight-complex="normal"/>
    </style:style>
    <style:style style:name="T8" style:family="text">
      <style:text-properties fo:font-weight="normal" officeooo:rsid="0133b70d" fo:background-color="transparent" loext:char-shading-value="0" style:font-weight-asian="normal" style:font-weight-complex="normal"/>
    </style:style>
    <style:style style:name="T9" style:family="text">
      <style:text-properties fo:font-weight="normal" officeooo:rsid="0136b8b8" fo:background-color="transparent" loext:char-shading-value="0" style:font-weight-asian="normal" style:font-weight-complex="normal"/>
    </style:style>
    <style:style style:name="T10" style:family="text">
      <style:text-properties fo:font-weight="normal" officeooo:rsid="013762d6" fo:background-color="transparent" loext:char-shading-value="0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7ca86" style:font-weight-asian="normal" style:font-weight-complex="normal"/>
    </style:style>
    <style:style style:name="T13" style:family="text">
      <style:text-properties fo:font-weight="normal" officeooo:rsid="00a19262" style:font-weight-asian="normal" style:font-weight-complex="normal"/>
    </style:style>
    <style:style style:name="T14" style:family="text">
      <style:text-properties fo:font-weight="normal" officeooo:rsid="004715f6" style:font-weight-asian="normal" style:font-weight-complex="normal"/>
    </style:style>
    <style:style style:name="T15" style:family="text">
      <style:text-properties fo:font-weight="normal" officeooo:rsid="00d98cf8" style:font-weight-asian="normal" style:font-weight-complex="normal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1163391" fo:background-color="transparent" loext:char-shading-value="0"/>
    </style:style>
    <style:style style:name="T18" style:family="text">
      <style:text-properties officeooo:rsid="0105b1c6" fo:background-color="transparent" loext:char-shading-value="0"/>
    </style:style>
    <style:style style:name="T19" style:family="text">
      <style:text-properties officeooo:rsid="01223da2" fo:background-color="transparent" loext:char-shading-value="0"/>
    </style:style>
    <style:style style:name="T20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1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22" style:family="text">
      <style:text-properties style:font-name="Arial2"/>
    </style:style>
    <style:style style:name="T23" style:family="text">
      <style:text-properties style:font-name="Arial2" fo:font-size="10pt" officeooo:rsid="00baa73a" style:font-size-asian="10pt" style:font-size-complex="10pt"/>
    </style:style>
    <style:style style:name="T24" style:family="text">
      <style:text-properties style:font-name="Arial2" officeooo:rsid="00baa73a"/>
    </style:style>
    <style:style style:name="T25" style:family="text">
      <style:text-properties officeooo:rsid="0084e411"/>
    </style:style>
    <style:style style:name="T26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1008015" style:font-size-asian="10pt" style:font-style-asian="normal" style:font-weight-asian="normal" style:font-size-complex="10pt" style:font-weight-complex="normal" style:text-emphasize="none"/>
    </style:style>
    <style:style style:name="T27" style:family="text">
      <style:text-properties officeooo:rsid="000c6bcc"/>
    </style:style>
    <style:style style:name="T28" style:family="text">
      <style:text-properties officeooo:rsid="0007ca86"/>
    </style:style>
    <style:style style:name="T29" style:family="text">
      <style:text-properties officeooo:rsid="000d80b4"/>
    </style:style>
    <style:style style:name="T30" style:family="text">
      <style:text-properties style:font-name="Arial1" fo:font-size="10pt" officeooo:rsid="00087c3c" style:font-size-asian="10pt" style:font-size-complex="10pt"/>
    </style:style>
    <style:style style:name="T31" style:family="text">
      <style:text-properties style:font-name="Arial1" fo:font-size="10pt" officeooo:rsid="00baa73a" style:font-size-asian="10pt" style:font-size-complex="10pt"/>
    </style:style>
    <style:style style:name="T32" style:family="text">
      <style:text-properties style:font-name="Arial1" fo:font-size="10pt" officeooo:rsid="00d98cf8" style:font-size-asian="10pt" style:font-size-complex="10pt"/>
    </style:style>
    <style:style style:name="T33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34" style:family="text">
      <style:text-properties style:font-name="Arial1" fo:font-size="10pt" fo:font-weight="normal" officeooo:rsid="00d98cf8" style:font-size-asian="10pt" style:font-weight-asian="normal" style:font-size-complex="10pt" style:font-weight-complex="normal"/>
    </style:style>
    <style:style style:name="T35" style:family="text">
      <style:text-properties style:font-name="Arial1" fo:font-size="10pt" fo:font-weight="normal" officeooo:rsid="01278999" style:font-size-asian="10pt" style:font-weight-asian="normal" style:font-size-complex="10pt" style:font-weight-complex="normal"/>
    </style:style>
    <style:style style:name="T36" style:family="text">
      <style:text-properties style:font-name="Arial1" fo:font-size="10pt" fo:font-weight="normal" officeooo:rsid="0134e7e9" style:font-size-asian="10pt" style:font-weight-asian="normal" style:font-size-complex="10pt" style:font-weight-complex="normal"/>
    </style:style>
    <style:style style:name="T37" style:family="text">
      <style:text-properties officeooo:rsid="009e054c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baa73a"/>
    </style:style>
    <style:style style:name="T40" style:family="text">
      <style:text-properties officeooo:rsid="00f7e519"/>
    </style:style>
    <style:style style:name="T41" style:family="text">
      <style:text-properties officeooo:rsid="01008015" style:font-weight-complex="normal"/>
    </style:style>
    <style:style style:name="T42" style:family="text">
      <style:text-properties officeooo:rsid="01256cb8" style:font-weight-complex="normal"/>
    </style:style>
    <style:style style:name="T43" style:family="text">
      <style:text-properties officeooo:rsid="01107038"/>
    </style:style>
    <style:style style:name="T44" style:family="text">
      <style:text-properties officeooo:rsid="01163391"/>
    </style:style>
    <style:style style:name="T45" style:family="text">
      <style:text-properties officeooo:rsid="011a8a3c"/>
    </style:style>
    <style:style style:name="T46" style:family="text">
      <style:text-properties officeooo:rsid="01223da2"/>
    </style:style>
    <style:style style:name="T47" style:family="text">
      <style:text-properties officeooo:rsid="012eccf3"/>
    </style:style>
    <style:style style:name="T48" style:family="text">
      <style:text-properties officeooo:rsid="0136b8b8"/>
    </style:style>
    <style:style style:name="T49" style:family="text">
      <style:text-properties fo:font-style="normal" style:text-underline-style="none" fo:font-weight="normal" officeooo:rsid="011a8a3c" fo:background-color="transparent" loext:char-shading-value="0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136b8b8" fo:background-color="transparent" loext:char-shading-value="0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OJET P<text:span text:style-name="T37">acman</text:span></text:p>
      <text:p text:style-name="P21"/>
      <text:p text:style-name="P21"/>
      <text:p text:style-name="P21"><draw:frame draw:style-name="fr1" draw:name="Cadre7" text:anchor-type="paragraph" svg:x="0.034cm" svg:y="0.233cm" svg:width="17.082cm" draw:z-index="1"><draw:text-box fo:min-height="0.79cm"><text:p text:style-name="P22">FICHE DE SPÉCIFICATION DE L’US N° : <text:span text:style-name="T43">407</text:span></text:p></draw:text-box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32">Historique des modifications</text:p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35">version</text:p>
          </table:table-cell>
          <table:table-cell table:style-name="Tableau1.B2" office:value-type="string">
            <text:p text:style-name="P35">Date</text:p>
          </table:table-cell>
          <table:table-cell table:style-name="Tableau1.C2" office:value-type="string">
            <text:p text:style-name="P35">Auteur de la modification</text:p>
          </table:table-cell>
          <table:table-cell table:style-name="Tableau1.D2" office:value-type="string">
            <text:p text:style-name="P35">statut<text:note text:id="ftn1" text:note-class="footnote"><text:note-citation>1</text:note-citation><text:note-body><text:p text:style-name="P40">Les modalités du statut sont : validé EPS, accepté EPI, fini</text:p></text:note-body></text:note></text:p>
          </table:table-cell>
        </table:table-row>
        <table:table-row>
          <table:table-cell table:style-name="Tableau1.A2" office:value-type="string">
            <text:p text:style-name="P35">00</text:p>
          </table:table-cell>
          <table:table-cell table:style-name="Tableau1.B3" office:value-type="string">
            <text:p text:style-name="P36"><text:span text:style-name="T43">31</text:span>/0<text:span text:style-name="T40">1</text:span>/201<text:span text:style-name="T40">9</text:span></text:p>
          </table:table-cell>
          <table:table-cell table:style-name="Tableau1.C3" office:value-type="string">
            <text:p text:style-name="P36">GC</text:p>
          </table:table-cell>
          <table:table-cell table:style-name="Tableau1.D3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35"/>
          </table:table-cell>
          <table:table-cell table:style-name="Tableau1.B4" office:value-type="string">
            <text:p text:style-name="P6"/>
          </table:table-cell>
          <table:table-cell table:style-name="Tableau1.C4" office:value-type="string">
            <text:p text:style-name="P6"/>
          </table:table-cell>
          <table:table-cell table:style-name="Tableau1.D4" office:value-type="string">
            <text:p text:style-name="P6"/>
          </table:table-cell>
        </table:table-row>
      </table:table>
      <text:p text:style-name="P25"><draw:frame draw:style-name="fr1" draw:name="Cadre2" text:anchor-type="paragraph" svg:x="0.018cm" svg:y="0.37cm" svg:width="17.03cm" draw:z-index="0"><draw:text-box fo:min-height="0.79cm"><text:p text:style-name="P30"><text:span text:style-name="T30">FONCTIONNALIT</text:span><text:span text:style-name="T33">É : </text:span><text:span text:style-name="T26">Définir un ordre personnalisé dans lequel les modalités seront présentées dans une visualisation donnée</text:span></text:p></draw:text-box></draw:frame><draw:frame draw:style-name="fr1" draw:name="Cadre8" text:anchor-type="paragraph" svg:x="-0.019cm" svg:y="2.087cm" svg:width="17.014cm" draw:z-index="2"><draw:text-box fo:min-height="0.79cm"><text:p text:style-name="P26"><text:span text:style-name="T29">PROFIL</text:span> D'UTILISAT<text:span text:style-name="T29">EURS</text:span> CONCERN<text:span text:style-name="T12">É : </text:span><text:span text:style-name="T13">Consultant</text:span></text:p></draw:text-box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4"/>
            <text:p text:style-name="P33">Description</text:p>
            <text:p text:style-name="P34"/>
          </table:table-cell>
          <table:covered-table-cell/>
        </table:table-row>
        <table:table-row>
          <table:table-cell table:style-name="Tableau2.A2" office:value-type="string">
            <text:p text:style-name="P38">En tant que</text:p>
          </table:table-cell>
          <table:table-cell table:style-name="Tableau2.B4" office:value-type="string">
            <text:p text:style-name="P37">consultant</text:p>
          </table:table-cell>
        </table:table-row>
        <table:table-row>
          <table:table-cell table:style-name="Tableau2.A2" office:value-type="string">
            <text:p text:style-name="P38">Je veux</text:p>
          </table:table-cell>
          <table:table-cell table:style-name="Tableau2.B4" office:value-type="string">
            <text:p text:style-name="P31"><text:span text:style-name="T42">d</text:span><text:span text:style-name="T41">éfinir un ordre personnalisé dans lequel les modalités seront présentées dans une visualisation donnée</text:span></text:p>
          </table:table-cell>
        </table:table-row>
        <table:table-row>
          <table:table-cell table:style-name="Tableau2.A2" office:value-type="string">
            <text:p text:style-name="P38">Afin de/<text:span text:style-name="T25">que</text:span></text:p>
          </table:table-cell>
          <table:table-cell table:style-name="Tableau2.B4" office:value-type="string">
            <text:p text:style-name="P17">présenter la visualisation de la manière qui convient le mieux à l’utilisateur</text:p>
          </table:table-cell>
        </table:table-row>
      </table:table>
      <text:p text:style-name="P20"><draw:frame draw:style-name="fr1" draw:name="Cadre12" text:anchor-type="paragraph" svg:x="0.018cm" svg:y="2.713cm" svg:width="17.014cm" draw:z-index="11"><draw:text-box fo:min-height="0.79cm"><text:p text:style-name="P28"><text:span text:style-name="T39">ZONE DE L’ </text:span><text:span text:style-name="T24">É</text:span><text:span text:style-name="T39">CRAN D’ARRIV</text:span><text:span text:style-name="T12">É</text:span><text:span text:style-name="T15">E</text:span><text:span text:style-name="T12"> : </text:span></text:p></draw:text-box></draw:frame><draw:frame draw:style-name="fr1" draw:name="Cadre1" text:anchor-type="paragraph" svg:x="-0.009cm" svg:y="0.215cm" svg:width="17.03cm" draw:z-index="8"><draw:text-box fo:min-height="0.79cm"><text:p text:style-name="P29"><text:span text:style-name="T23">É</text:span><text:span text:style-name="T31">CRAN </text:span><text:span text:style-name="T32">DE D</text:span><text:span text:style-name="T33">É</text:span><text:span text:style-name="T34">PART</text:span><text:span text:style-name="T33"> : </text:span><text:span text:style-name="T35">Fenêtre du choix d’un nouvel ordre des modalités pour la dimension choisie</text:span></text:p></draw:text-box></draw:frame><draw:frame draw:style-name="fr1" draw:name="Cadre11" text:anchor-type="paragraph" svg:x="-0.019cm" svg:y="1.205cm" svg:width="17.03cm" draw:z-index="10"><draw:text-box fo:min-height="0.79cm"><text:p text:style-name="P29"><text:span text:style-name="T23">É</text:span><text:span text:style-name="T31">CRAN </text:span><text:span text:style-name="T32">D’ARRIV</text:span><text:span text:style-name="T33">É</text:span><text:span text:style-name="T34">E</text:span><text:span text:style-name="T33"> : </text:span><text:span text:style-name="T36">Fenêtre du choix de la dimension</text:span></text:p></draw:text-box></draw:frame><draw:frame draw:style-name="fr1" draw:name="Cadre10" text:anchor-type="paragraph" svg:x="-0.019cm" svg:y="1.924cm" svg:width="17.014cm" draw:z-index="9"><draw:text-box fo:min-height="0.79cm"><text:p text:style-name="P28"><text:span text:style-name="T39">ZONE DE L’ </text:span><text:span text:style-name="T24">É</text:span><text:span text:style-name="T39">CRAN DE D</text:span><text:span text:style-name="T12">É</text:span><text:span text:style-name="T15">PART</text:span><text:span text:style-name="T12"> : </text:span></text:p></draw:text-box></draw:frame></text:p>
      <text:p text:style-name="P20"/>
      <text:p text:style-name="P21"><draw:frame draw:style-name="fr2" draw:name="Cadre4" text:anchor-type="paragraph" svg:x="0.051cm" svg:y="0.967cm" svg:width="16.923cm" draw:z-index="3"><draw:text-box fo:min-height="4.344cm"><text:p text:style-name="P26"><text:span text:style-name="T11">Pré-requis à la mise en œuvre de la fonctionnalité</text:span><text:span text:style-name="T12"> : </text:span></text:p><text:p text:style-name="P16">L’utilisateur a <text:span text:style-name="T45">affiché la fenêtre du choix d’un nouvel ordre des modalités pour la dimension choisie.</text:span></text:p></draw:text-box></draw:frame><draw:frame draw:style-name="fr2" draw:name="Cadre3" text:anchor-type="paragraph" svg:x="0.127cm" svg:y="6.022cm" svg:width="16.953cm" draw:z-index="6"><draw:text-box fo:min-height="2.738cm"><text:p text:style-name="P23">Liste des r<text:span text:style-name="T27">è</text:span>gles de gestion à appliquer pour cette fonctionnalité<text:span text:style-name="T28"> : </text:span></text:p><text:p text:style-name="P1"/></draw:text-box></draw:frame>SPÉCIFICATIONS DÉTAILLÉES</text:p>
      <text:p text:style-name="P20"/>
      <text:p text:style-name="P20"><draw:frame draw:style-name="fr2" draw:name="Cadre5" text:anchor-type="paragraph" svg:x="0.252cm" svg:y="0.018cm" svg:width="16.974cm" draw:z-index="5"><draw:text-box fo:min-height="14.97cm"><text:p text:style-name="P27"><text:span text:style-name="T38">Description de la fonctionnalité : </text:span><text:span text:style-name="T14">cf. exemple d'écran en annexe de la fiche</text:span></text:p><text:p text:style-name="P7">L’utilisateur peut déplacer les modalités de la liste déroulante pour les placer dans l’ordre qu’il souhaite.</text:p><text:p text:style-name="P8"/><text:p text:style-name="P4"><text:span text:style-name="T5">Le menu déroulant contenant la liste des ordres de modalités disponibles permet de remettre la liste déroulante dans l’ordre choisi par l’utilisateur.</text:span><text:span text:style-name="T2"> </text:span><text:span text:style-name="T5">L’ordre de la liste </text:span><text:span text:style-name="T3">peut à nouveau </text:span><text:span text:style-name="T5">être </text:span><text:span text:style-name="T3">modifi</text:span><text:span text:style-name="T5">é</text:span><text:span text:style-name="T3"> directement </text:span><text:span text:style-name="T5">p</text:span><text:span text:style-name="T3">ar déplacement d</text:span><text:span text:style-name="T5">es modalités</text:span><text:span text:style-name="T3">.</text:span></text:p><text:p text:style-name="P9"/><text:p text:style-name="P13">Si l’utilisateur a choisi un ordre sauvegardé dans le menu déroulant correspondant, lorsque le bouton « Supprimer » qui s’affiche est utilisé, une fenêtre de confirmation s’affiche<text:span text:style-name="T47"> avec le message « Voulez-vous </text:span>supprimer<text:span text:style-name="T47"> &lt;nom de l’ordre sauvegardé? » et un bouton « oui » et un bouton « non ». Si le bouton « non » est utilisé, la fenêtre </text:span>du choix d’un nouvel ordre des modalités <text:span text:style-name="T47">s’affiche à nouveau. Si le bouton « oui » est utilisé, la fenêtre </text:span>du choix d’un nouvel ordre des modalités <text:span text:style-name="T47">s’affiche à nouveau , l’ordre est supprimé de la base de données et disparaît des menus déroulants des ordres sauvegardés.</text:span></text:p><text:p text:style-name="P9"/><text:p text:style-name="P2"><text:span text:style-name="T5">Le bouton « Annuler » sous le menu déroula</text:span><text:span text:style-name="T4">nt </text:span><text:span text:style-name="T5">des ordres de modalités existants</text:span><text:span text:style-name="T4"> </text:span><text:span text:style-name="T5">renvoie à la fenêtre du <text:s/>choix des dimensions sans sauvegarder l’ordre des modalités figurant dans la liste déroulante des modalités.</text:span></text:p><text:p text:style-name="P10"/><text:p text:style-name="P3"><text:span text:style-name="T5">Le bouton</text:span><text:span text:style-name="T4"> « Sauvegarder » permet d’enregistrer l’ordre choisi par l’utilisateur </text:span><text:span text:style-name="T5">dans la liste déroulante des modalités. Une fenêtre demandant de renseigner le nom de l’ordre des modalités s’affiche </text:span><text:span text:style-name="T6">(limite à 30 caractères)</text:span><text:span text:style-name="T5">. Elle contient un champ texte avec comme titre « nom de l’ordre des modalités : ». Le champ texte est à blanc si aucun ordre n’a été sélectionné par le menu déroulant sinon, c’est le nom de l’ordre du dernier choix dans le menu déroulant qui est affiché par défaut. </text:span><text:span text:style-name="T9">La fenêtre comporte un bouton « Sauvegarder » et « Annuler ». Le bouton « Sauvegarder » n’est accessible que si au moins un caractère a été renseigné dans le champ du nom. Le bouton « Annuler » </text:span><text:span text:style-name="T49">affich</text:span><text:span text:style-name="T50">e</text:span><text:span text:style-name="T49"> </text:span><text:span text:style-name="T50">à nouveau</text:span><text:span text:style-name="T49"> la fenêtre du choix d’un nouvel ordre des modalités pour la dimension choisie.</text:span></text:p><text:p text:style-name="P10"/><text:p text:style-name="P11"><text:span text:style-name="T48">Lorsque le bouton « Sauvegarder » est utilisé</text:span> :</text:p><text:p text:style-name="P5"><text:span text:style-name="T1">- si le nom indiqué dans le champ texte correspond déjà à un ordre sauvegardé par l’utilisateur, une fenêtre de confirmation s’affiche avec le message « Voulez-vous mettre à jour &lt;nom de l’ordre sauvegardé? » et un bouton « oui » et un bouton « non ». Si le bouton « non » est utilisé, la fenêtre où indiquer le nom s’affiche à nouveau. Si le bouton « oui » est utilisé, l’enregistrement de l’ordre est réalisé sous le nom choisi </text:span><text:span text:style-name="T6">avec pour conséquence de rajouter une ligne dans les menus déroulants des ordres sauvegardés, d’afficher à nouveau </text:span><text:span text:style-name="T8">la fenêtre du</text:span><text:span text:style-name="T6"> choix des dimensions en mettant par défaut dans le menu déroulant pour la dimension concernée le nouvel ordre qui vient d’être sauvegardé.</text:span></text:p><text:p text:style-name="P12">- si le nom indiqué dans le champ est « Ordre par défaut » ou « Ordre alphabétique », une fenêtre s’affiche indiquant « Veuillez choisir un autre nom ». Un bouton « OK » figure sous le texte et permet à l’utilisateur d’afficher à nouveau la fenêtre qui permet d’indiquer le nom.</text:p><text:p text:style-name="P43"><text:span text:style-name="T7">- si le nom n’est pas dans un des cas précédents,</text:span><text:span text:style-name="T1"> l’enregistrement de l’ordre est réalisé sous le nom choisi </text:span><text:span text:style-name="T6">avec pour conséquence de rajouter une ligne dans les menus déroulants des ordres sauvegardés, d’afficher à nouveau l</text:span><text:span text:style-name="T8">a fenêtre du</text:span><text:span text:style-name="T6"> choix des dimensions en mettant par défaut dans le menu déroulant pour la dimension concernée le nouvel ordre qui vient d’être sauvegardé.</text:span></text:p><text:p text:style-name="P43"><text:span text:style-name="T6"/></text:p><text:p text:style-name="P44"><text:span text:style-name="T6">D</text:span><text:span text:style-name="T1">ans tous les cas, lorsque la sauvegarde est réalisée, </text:span><text:span text:style-name="T10">pour la dimension concernée,</text:span><text:span text:style-name="T1"> un ordre des modalités est affecté à celles qui ne sont pas dans la pré-sélection réalisée par l’utilisateur de la manière suivante : l’ordonnancement par défaut de ces modalités est conservé et les ordres sont renumérotés dans une séquence continue </text:span><text:span text:style-name="T10">après</text:span><text:span text:style-name="T1"> l’ordre le plus haut des modalités pré-sélectionnées.</text:span></text:p><text:p text:style-name="P44"><text:span text:style-name="T1"/></text:p><text:p text:style-name="P44"><text:span text:style-name="T1">Exemple :</text:span></text:p><text:p text:style-name="P44"><text:span text:style-name="T1"/></text:p><text:p text:style-name="P44"><text:span text:style-name="T1">Référentiel complet : <text:tab/><text:tab/></text:span><text:span text:style-name="T10">Pré-sélection et ordre utilisateur<text:tab/><text:tab/><text:tab/>Ordre utilisateur référentiel complet</text:span></text:p><text:p text:style-name="P44"><text:span text:style-name="T1"/></text:p><text:p text:style-name="P45"><text:span text:style-name="T1">Modalité 1 ordre = 1<text:tab/><text:tab/><text:tab/></text:span><text:span text:style-name="T10">Modalité 5 ordre = 1<text:tab/><text:tab/><text:tab/><text:tab/><text:tab/><text:tab/>Modalité 5 ordre = 1</text:span></text:p><text:p text:style-name="P45"><text:span text:style-name="T1">Modalité 2 ordre = 2<text:tab/><text:tab/><text:tab/></text:span><text:span text:style-name="T10">Modalité 3 ordre = 2<text:tab/><text:tab/><text:tab/><text:tab/><text:tab/><text:tab/>Modalité 3 ordre = 2<text:tab/></text:span></text:p><text:p text:style-name="P45"><text:span text:style-name="T1">Modalité 3 ordre = 3<text:tab/><text:tab/><text:tab/></text:span><text:span text:style-name="T10">Modalité 2 ordre = 3<text:tab/><text:tab/><text:tab/><text:tab/><text:tab/><text:tab/>Modalité 2 ordre = 3</text:span></text:p><text:p text:style-name="P44"><text:span text:style-name="T1">Modalité 4 ordre = 4<text:tab/><text:tab/><text:tab/><text:tab/><text:tab/><text:tab/><text:tab/><text:tab/><text:tab/><text:tab/><text:tab/><text:tab/><text:tab/></text:span><text:span text:style-name="T10">Modalité 1 ordre = 4</text:span></text:p><text:p text:style-name="P44"><text:span text:style-name="T1">Modalité 5 ordre = 5<text:tab/><text:tab/><text:tab/><text:tab/><text:tab/><text:tab/><text:tab/><text:tab/><text:tab/><text:tab/><text:tab/><text:tab/><text:tab/></text:span><text:span text:style-name="T10">Modalité 4 ordre = 5</text:span></text:p><text:p text:style-name="P44"><text:span text:style-name="T1">Modalité 6 ordre = 6<text:tab/><text:tab/><text:tab/></text:span><text:span text:style-name="T10"><text:tab/><text:tab/><text:tab/><text:tab/><text:tab/><text:tab/><text:tab/><text:tab/><text:tab/><text:tab/>Modalité 6 ordre = 6</text:span></text:p></draw:text-box></draw:frame><text:soft-page-break/></text:p>
      <text:p text:style-name="P19"><draw:frame draw:style-name="fr2" draw:name="Cadre6" text:anchor-type="paragraph" svg:x="0.067cm" svg:y="23.968cm" svg:width="16.974cm" draw:z-index="4"><draw:text-box fo:min-height="0.669cm"><text:p text:style-name="P23">Résultat attendu de la fonctionnalité<text:span text:style-name="T28"> : </text:span></text:p><text:p text:style-name="P14"><text:span text:style-name="T44">L</text:span>’utilisateur <text:span text:style-name="T46">a créé un nouvel ordre de modalités pour la dimension choisie dans le tableau à afficher</text:span>.</text:p></draw:text-box></draw:frame><draw:frame draw:style-name="fr3" draw:name="Cadre9" text:anchor-type="paragraph" svg:x="0.067cm" svg:y="25.476cm" svg:width="16.974cm" draw:z-index="7"><draw:text-box fo:min-height="0.669cm"><text:p text:style-name="P24"><text:span text:style-name="T28">C</text:span><text:span text:style-name="T16">ritère d’acceptation – Jeux de test </text:span><text:span text:style-name="T20">(</text:span><text:span text:style-name="T21">y c.</text:span><text:span text:style-name="T20"> d</text:span><text:span text:style-name="T21">é</text:span><text:span text:style-name="T20">finition de prêt)</text:span></text:p><text:p text:style-name="P15"><text:span text:style-name="T17">L</text:span><text:span text:style-name="T18">’utilisateur </text:span><text:span text:style-name="T19">a créé un nouvel ordre de modalités pour la dimension choisie dans le tableau à afficher</text:span><text:span text:style-name="T18">.</text:span></text:p></draw:text-box></draw:frame></text:p>
      <text:p text:style-name="P41"/>
      <text:p text:style-name="P42">ANNEXE DE PR<text:span text:style-name="T22">É</text:span>SENTATION DES DONN<text:span text:style-name="T22">ÉES DE TEST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2-08T11:36:05.685000000</dc:date>
    <meta:editing-duration>P2DT16H35M18S</meta:editing-duration>
    <meta:editing-cycles>241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52" meta:word-count="963" meta:character-count="5680" meta:non-whitespace-character-count="4700"/>
  </office:meta>
</office:document-meta>
</file>